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847cm"/>
    </style:style>
    <style:style style:name="co2" style:family="table-column">
      <style:table-column-properties fo:break-before="auto" style:column-width="15.395cm"/>
    </style:style>
    <style:style style:name="co3" style:family="table-column">
      <style:table-column-properties fo:break-before="auto" style:column-width="2.258cm"/>
    </style:style>
    <style:style style:name="co4" style:family="table-column">
      <style:table-column-properties fo:break-before="auto" style:column-width="43.901cm"/>
    </style:style>
    <style:style style:name="co5" style:family="table-column">
      <style:table-column-properties fo:break-before="auto" style:column-width="31.462cm"/>
    </style:style>
    <style:style style:name="co6" style:family="table-column">
      <style:table-column-properties fo:break-before="auto" style:column-width="34.392cm"/>
    </style:style>
    <style:style style:name="co7" style:family="table-column">
      <style:table-column-properties fo:break-before="auto" style:column-width="33.584cm"/>
    </style:style>
    <style:style style:name="co8" style:family="table-column">
      <style:table-column-properties fo:break-before="auto" style:column-width="23.52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goblin_elder_dialogs_e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calcext:value-type="string">
            <text:p>ADVICES</text:p>
          </table:table-cell>
          <table:table-cell office:value-type="string" calcext:value-type="string">
            <text:p>totrdëkobu toderköpo koptotrdëkobu koptoderköpo</text:p>
          </table:table-cell>
          <table:table-cell/>
          <table:table-cell office:value-type="string" calcext:value-type="string">
            <text:p>Totrdëkobu sö köpodubugurku sö {name} körkubagedorbu sö {name} sö këtogubu. </text:p>
          </table:table-cell>
          <table:table-cell office:value-type="string" calcext:value-type="string">
            <text:p>Krördar sö këtogubu tö köpodukubagedo. Todök toderkoburëkobu sö köpoduk sö këtogubu tötresèop erkö sö köpoduk kö regodarkör këtogubu.</text:p>
          </table:table-cell>
          <table:table-cell office:value-type="string" calcext:value-type="string">
            <text:p>Kobokrördarbo sö këtogubu sö {name} körko kobregoburëkobu tötresèop erkokorkëtogubagedopo sö këtogubu. \n Trë sö köpodukubagedo sö këtogubu.</text:p>
          </table:table-cell>
          <table:table-cell office:value-type="string" calcext:value-type="string">
            <text:p>(badge) Todpör sö boëdea köpogur totrköpo tö popör köpoduk.</text:p>
          </table:table-cell>
          <table:table-cell/>
        </table:table-row>
        <table:table-row table:style-name="ro1">
          <table:table-cell office:value-type="string" calcext:value-type="string">
            <text:p>OUTSIDER</text:p>
          </table:table-cell>
          <table:table-cell office:value-type="string" calcext:value-type="string">
            <text:p>köpodukubagedo</text:p>
          </table:table-cell>
          <table:table-cell/>
          <table:table-cell office:value-type="string" calcext:value-type="string">
            <text:p>Tö köpodukubagedo tö rëkobu erkokorkëtogubagedopo këtogubu. Toderbrä sö këtogubu tö köpodukubagedo. Köpoega trë sö toderbrä tö köpodukubagedo.</text:p>
          </table:table-cell>
          <table:table-cell table:number-columns-repeated="4"/>
        </table:table-row>
        <table:table-row table:style-name="ro1">
          <table:table-cell office:value-type="string" calcext:value-type="string">
            <text:p>HERE FOOD</text:p>
          </table:table-cell>
          <table:table-cell office:value-type="string" calcext:value-type="string">
            <text:p>këtogubu trë todkrördar krördar koptrë koptodkrördar kopkrördar krördarpo todkrördarpo</text:p>
          </table:table-cell>
          <table:table-cell/>
          <table:table-cell office:value-type="string" calcext:value-type="string">
            <text:p>Todkrördar tö erkö köpodukubagedo sö këtogubu korkö regoburëkobupo kö köpodukubagedo todök sö këtogubu. Todkrördar tö kosäpor köpodukubagedo sö këtogubu. Todkrördar tö korkö köpodukubagedo sö këtogubu. \n Todkrördar sö rëkopsud köpodukubagedo sö këtogubu.</text:p>
          </table:table-cell>
          <table:table-cell table:number-columns-repeated="4"/>
        </table:table-row>
        <table:table-row table:style-name="ro1">
          <table:table-cell office:value-type="string" calcext:value-type="string">
            <text:p>ORIGIN</text:p>
          </table:table-cell>
          <table:table-cell office:value-type="string" calcext:value-type="string">
            <text:p>pogurkö koppogurkö korkö köpogugus korkëtogubu erkokorkëtogubu këtogubu </text:p>
          </table:table-cell>
          <table:table-cell/>
          <table:table-cell office:value-type="string" calcext:value-type="string">
            <text:p>Erkokorkëtogubagedopo sö köpoduk erkö sö këtogubu köpogur totoderkoburëkobu korkö erkö sö erkö sö erkö. Erkö sö këtogubu sö kobukörkada köpogur sö rëkobu köpoduk erkö.</text:p>
          </table:table-cell>
          <table:table-cell office:value-type="string" calcext:value-type="string">
            <text:p>Erkoköpoega kö köpoduk erkö kö regodarkör erkö. Erkododkubuegaredarkör kö regodarkör erkö sö këtogubu. Erkokobukörra kö regodarkör erkö sö köpoduk. Erkotodökpo sö köpoduk sö këtogubu.</text:p>
          </table:table-cell>
          <table:table-cell office:value-type="string" calcext:value-type="string">
            <text:p>Erkokobukörrarko sö köpoduk erkö. Erkorëkobu pökodu sö köpoduk erkö. \n Erkokobukörrarko köpa sö köpoduk erkö. \n Erkorëkobu korköerkubu sö köpoduk erkö tötresèop erkö sö köpoduk sö trë këtogubu.</text:p>
          </table:table-cell>
          <table:table-cell office:value-type="string" calcext:value-type="string">
            <text:p>Erkododotrëkobugubu sö köpoduk erkö körkubagedo sö këtogubu. Erkokörpo sö köpoduk erkö sö kobakëto köpogur erkosegoburëkobu. Erkododök sö regodarkör köpoduk erkö sö këtogubu köpogur erkorëkobu.</text:p>
          </table:table-cell>
          <table:table-cell office:value-type="string" calcext:value-type="string">
            <text:p>Erkö tö köpodukubagedo kö trë. Erkododuderkoburëkobu tö regodarkör köpodukubagedo. Trë sö korkëtogubagedo këtogubu söd tö dëkaos rëkobu.</text:p>
          </table:table-cell>
        </table:table-row>
        <table:table-row table:style-name="ro1">
          <table:table-cell office:value-type="string" calcext:value-type="string">
            <text:p>ATTACKED ADVENTURERS</text:p>
          </table:table-cell>
          <table:table-cell office:value-type="string" calcext:value-type="string">
            <text:p>bëdès bëdèsoe tarkorbakö {name} popör erkobopör koppopör popörpo erkobopörpo koppopörpo</text:p>
          </table:table-cell>
          <table:table-cell/>
          <table:table-cell office:value-type="string" calcext:value-type="string">
            <text:p>Körrarko sö köpoduk sö {name}. Erkotoderkoburëkobu söd sö köpoduk tö köpoduk tötresèop totrëkobu tö bëdèsoe kö köpoduk. \n Tordöterbo sö boëdea köpogur toduderkoburëkobu korkö koppopör kö köpoduk korkö todpör sö boëdea köpoduk</text:p>
          </table:table-cell>
          <table:table-cell table:number-columns-repeated="4"/>
        </table:table-row>
        <table:table-row table:style-name="ro1">
          <table:table-cell office:value-type="string" calcext:value-type="string">
            <text:p>ADVENTURER</text:p>
          </table:table-cell>
          <table:table-cell office:value-type="string" calcext:value-type="string">
            <text:p>bëdès bëdèsoe </text:p>
          </table:table-cell>
          <table:table-cell/>
          <table:table-cell office:value-type="string" calcext:value-type="string">
            <text:p>Totutrëkopu sö köpo kö bëdèsoe</text:p>
          </table:table-cell>
          <table:table-cell office:value-type="string" calcext:value-type="string">
            <text:p>Totrëkobu tö bëdèsoe kö köpoduk. Dëkaobu tö bëdèsoe kö dök köpoduk. Tordöter tö bëdèsoe kö dëkaos tökopuduk köpogur toderköpo sö söd tö dëkaos. \n Sö körraeka söd tarkorbakö.</text:p>
          </table:table-cell>
          <table:table-cell table:number-columns-repeated="3"/>
        </table:table-row>
        <table:table-row table:style-name="ro1">
          <table:table-cell office:value-type="string" calcext:value-type="string">
            <text:p>GOD</text:p>
          </table:table-cell>
          <table:table-cell office:value-type="string" calcext:value-type="string">
            <text:p>tökubu</text:p>
          </table:table-cell>
          <table:table-cell/>
          <table:table-cell office:value-type="string" calcext:value-type="string">
            <text:p>Kosaborkös sö köpoduk tö dëkaos sö kobugurtö. Kosaborkös sö köpoduk erkoköpoega sö këtogubu söd sö këtogubu. \n Kosaborkös sö köpo tarkorbakö söd erkoköpoega sö köpodugus kobukör tökobu kosäpor tökobu sö këtogubu.</text:p>
          </table:table-cell>
          <table:table-cell office:value-type="string" calcext:value-type="string">
            <text:p>Sö këtogubu söd sö tökobu köpoduk.</text:p>
          </table:table-cell>
          <table:table-cell table:number-columns-repeated="3"/>
        </table:table-row>
        <table:table-row table:style-name="ro1">
          <table:table-cell office:value-type="string" calcext:value-type="string">
            <text:p>GOLD</text:p>
          </table:table-cell>
          <table:table-cell office:value-type="string" calcext:value-type="string">
            <text:p>aüro</text:p>
          </table:table-cell>
          <table:table-cell/>
          <table:table-cell office:value-type="string" calcext:value-type="string">
            <text:p>Sö aüro sö dëka dëkagobugubu. Sö aüro sö dëka poregadä. Tordöter tö tarkorbakö kö aüro köpogur toderköpo kö tarkorbakö tö dëkaos. Töter tö köpoduk tö dëkaos köpogur <text:s/>toderköpo tö köpoduk tö dëkaos.</text:p>
          </table:table-cell>
          <table:table-cell table:number-columns-repeated="4"/>
        </table:table-row>
        <table:table-row table:style-name="ro1">
          <table:table-cell office:value-type="string" calcext:value-type="string">
            <text:p>INTELLIGENCE</text:p>
          </table:table-cell>
          <table:table-cell office:value-type="string" calcext:value-type="string">
            <text:p>pökodu</text:p>
          </table:table-cell>
          <table:table-cell/>
          <table:table-cell office:value-type="string" calcext:value-type="string">
            <text:p>Todköpoega tö pökodu sö tökobu. Toderköpo sö këtogubu kö tökobu köpa sö kobakëto.</text:p>
          </table:table-cell>
          <table:table-cell office:value-type="string" calcext:value-type="string">
            <text:p>Kö köpodubugurku söd sö tökobu todök sö köpoduk. Toderköpo kö dasoregotrë tö erköpagedogur köpoduk. \n Toderköpo tö tökobu kö tarkorbakö söd. Toderköpo tö tökobu kö totrëkobugubu söd.</text:p>
          </table:table-cell>
          <table:table-cell table:number-columns-repeated="3"/>
        </table:table-row>
        <table:table-row table:style-name="ro1">
          <table:table-cell office:value-type="string" calcext:value-type="string">
            <text:p>OTHER_GOD</text:p>
          </table:table-cell>
          <table:table-cell office:value-type="string" calcext:value-type="string">
            <text:p>kö tökubu</text:p>
          </table:table-cell>
          <table:table-cell/>
          <table:table-cell office:value-type="string" calcext:value-type="string">
            <text:p>Sö tökobu tö dëkaos.</text:p>
          </table:table-cell>
          <table:table-cell office:value-type="string" calcext:value-type="string">
            <text:p>Tö dëkaos sö söd. Tö dëkaos sö söd söd tötresèop todök tö dëkaos sö tökobu. Sö tökobu sö söd.</text:p>
          </table:table-cell>
          <table:table-cell table:number-columns-repeated="3"/>
        </table:table-row>
        <table:table-row table:style-name="ro1">
          <table:table-cell office:value-type="string" calcext:value-type="string">
            <text:p>RESUSCITATE</text:p>
          </table:table-cell>
          <table:table-cell office:value-type="string" calcext:value-type="string">
            <text:p>rëkobu koprëkobu regoburëkobu erkoregoburëkobu {name} bëdèsoe tarkorbakö</text:p>
          </table:table-cell>
          <table:table-cell/>
          <table:table-cell office:value-type="string" calcext:value-type="string">
            <text:p>Kosaborkös tö bëdèsoe rëkobu kö köpodugus regoburëkobu korkö erkosegoburëkobupo todök sö këtogubu. Kosaborkös tö bëdèsoe sö kobakëtogospor.</text:p>
          </table:table-cell>
          <table:table-cell office:value-type="string" calcext:value-type="string">
            <text:p>Krördar sö këtogubu tö regoburëkobu bëdèsoe. Kobakëtodu sö köpodugus regoburëkobu sö rëkopsud korkö kobakëtodu sö köpodugus regoburëkobu sö regoburëkobu.</text:p>
          </table:table-cell>
          <table:table-cell office:value-type="string" calcext:value-type="string">
            <text:p>Sö kobakëtodu sö tordöter tötresèop. Totërkobu sö këtogubu sö regoburëkobu köpogur krördar tö regoburëkobu.</text:p>
          </table:table-cell>
          <table:table-cell table:number-columns-repeated="2"/>
        </table:table-row>
        <table:table-row table:style-name="ro1">
          <table:table-cell office:value-type="string" calcext:value-type="string">
            <text:p>SLIMES</text:p>
          </table:table-cell>
          <table:table-cell office:value-type="string" calcext:value-type="string">
            <text:p>sëoperègobu</text:p>
          </table:table-cell>
          <table:table-cell/>
          <table:table-cell office:value-type="string" calcext:value-type="string">
            <text:p>Kö sëoperègobu sö kobuköpa todök sö kedogeboktösdop. Kö sëoperègobu kedogeboktösdop sö köpa. \n Kobukörrapo tö sëoperègobu köpa sö köpo sëoperègobu korkö toduttödodpo. Kobukörra kö köpo sëoperègobu tö sëoperègobu köpa korkö köpo.</text:p>
          </table:table-cell>
          <table:table-cell table:number-columns-repeated="4"/>
        </table:table-row>
        <table:table-row table:style-name="ro1">
          <table:table-cell office:value-type="string" calcext:value-type="string">
            <text:p>FRUIT</text:p>
          </table:table-cell>
          <table:table-cell office:value-type="string" calcext:value-type="string">
            <text:p>ktötar</text:p>
          </table:table-cell>
          <table:table-cell/>
          <table:table-cell office:value-type="string" calcext:value-type="string">
            <text:p>Tö ktötar poburbör ktöpago sö toderköporaegaobu. Toderköporaegaobu kö ktötar poburbör tö erdëkaobugeror tarkörseagobueka kedogeboktösdop.</text:p>
          </table:table-cell>
          <table:table-cell table:number-columns-repeated="4"/>
        </table:table-row>
        <table:table-row table:style-name="ro1">
          <table:table-cell office:value-type="string" calcext:value-type="string">
            <text:p>UNDEAD</text:p>
          </table:table-cell>
          <table:table-cell office:value-type="string" calcext:value-type="string">
            <text:p>rëkobu koprëkobu regoburëkobu erkoregoburëkobu dasosegotrëregobu erkodasosegotrëregobu</text:p>
          </table:table-cell>
          <table:table-cell/>
          <table:table-cell office:value-type="string" calcext:value-type="string">
            <text:p>Tö dasosegotrëregobu rëkobu kö sëakobuegaobudugus. Sëakobuegaobudugus tö dasosegotrëregobu rëkobu kö dasosegotrëregobu bëdèsoe. Tö dasosegotrëregobu rëkobu kö sdäske këtogubu.</text:p>
          </table:table-cell>
          <table:table-cell table:number-columns-repeated="4"/>
        </table:table-row>
        <table:table-row table:style-name="ro1">
          <table:table-cell office:value-type="string" calcext:value-type="string">
            <text:p>VILLAGE</text:p>
          </table:table-cell>
          <table:table-cell office:value-type="string" calcext:value-type="string">
            <text:p>dök</text:p>
          </table:table-cell>
          <table:table-cell/>
          <table:table-cell office:value-type="string" calcext:value-type="string">
            <text:p>Erkoköpoegapo sö köpoduk sö dök. Toderkoburëkobu sö köpoduk sö dök köpoduk.</text:p>
          </table:table-cell>
          <table:table-cell office:value-type="string" calcext:value-type="string">
            <text:p>Sö köpodukubagedo söd. Koptöter kobakëtodutregobu sö dök köpoduk.</text:p>
          </table:table-cell>
          <table:table-cell office:value-type="string" calcext:value-type="string">
            <text:p>Pöko sö köpodubugurku sö {name}.\nKör sö köpodubugurku köpogur sö dëkaos ?</text:p>
          </table:table-cell>
          <table:table-cell table:number-columns-repeated="2"/>
        </table:table-row>
        <table:table-row table:style-name="ro1">
          <table:table-cell office:value-type="string" calcext:value-type="string">
            <text:p>DUNGEON</text:p>
          </table:table-cell>
          <table:table-cell office:value-type="string" calcext:value-type="string">
            <text:p>këtogubu</text:p>
          </table:table-cell>
          <table:table-cell/>
          <table:table-cell office:value-type="string" calcext:value-type="string">
            <text:p>Sö këtogubu sö dök köpoduk. Töter trë sö këtogubu tö köpoduk. Töter toderkoburëkobu sö këtogubu tö köpoduk. Sö këtogubu sö tökobu köpoduk.</text:p>
          </table:table-cell>
          <table:table-cell table:number-columns-repeated="4"/>
        </table:table-row>
        <table:table-row table:style-name="ro1">
          <table:table-cell office:value-type="string" calcext:value-type="string">
            <text:p>NAME</text:p>
          </table:table-cell>
          <table:table-cell office:value-type="string" calcext:value-type="string">
            <text:p>pöko köpodugus</text:p>
          </table:table-cell>
          <table:table-cell/>
          <table:table-cell office:value-type="string" calcext:value-type="string">
            <text:p>Pöko sö köpodubugurku.</text:p>
          </table:table-cell>
          <table:table-cell table:number-columns-repeated="4"/>
        </table:table-row>
        <table:table-row table:style-name="ro1">
          <table:table-cell office:value-type="string" calcext:value-type="string">
            <text:p>HELLO</text:p>
          </table:table-cell>
          <table:table-cell office:value-type="string" calcext:value-type="string">
            <text:p>pöko {name}</text:p>
          </table:table-cell>
          <table:table-cell/>
          <table:table-cell office:value-type="string" calcext:value-type="string">
            <text:p>Säpogu sö köpodubugurku sö {name}.</text:p>
          </table:table-cell>
          <table:table-cell office:value-type="string" calcext:value-type="string">
            <text:p>Pöko sö köpoduk. Pöko köpoduk sö köpodubugurku sö {name}.</text:p>
          </table:table-cell>
          <table:table-cell table:number-columns-repeated="3"/>
        </table:table-row>
        <table:table-row table:style-name="ro1">
          <table:table-cell office:value-type="string" calcext:value-type="string">
            <text:p>GENDER</text:p>
          </table:table-cell>
          <table:table-cell office:value-type="string" calcext:value-type="string">
            <text:p>köpodugurku köpodugeobu</text:p>
          </table:table-cell>
          <table:table-cell/>
          <table:table-cell office:value-type="string" calcext:value-type="string">
            <text:p>Sö köpodubugurku sö köpodugurku. Pöko köpogur köpogugus ?</text:p>
          </table:table-cell>
          <table:table-cell table:number-columns-repeated="4"/>
        </table:table-row>
        <table:table-row table:style-name="ro1">
          <table:table-cell office:value-type="string" calcext:value-type="string">
            <text:p>GOBLINS</text:p>
          </table:table-cell>
          <table:table-cell office:value-type="string" calcext:value-type="string">
            <text:p>köpoduk</text:p>
          </table:table-cell>
          <table:table-cell/>
          <table:table-cell office:value-type="string" calcext:value-type="string">
            <text:p>Sö köpo sö tökobu köpoduk. Toderkoburëkobu sö köpo tö köpoduk. Trë sö köpo tö köpoduk. \n Sö köpo sö köpoduk.</text:p>
          </table:table-cell>
          <table:table-cell office:value-type="string" calcext:value-type="string">
            <text:p>Tödoer sö köpoduk sö köpagogu. Tödoer sö köpoduk sö kobakëtodutregobu.</text:p>
          </table:table-cell>
          <table:table-cell office:value-type="string" calcext:value-type="string">
            <text:p>Kosaborkös tö tarkorbakö tö köpoduk kö sgëkosabor. Kosaborkös tö tarkorbakö tö köpoduk kö todutrëd. Kös tö tarkorbakö tö kosäpor köpoduk. \n Pör dëka tö tarkorbakö tö dëkaos. Pör tökobu tö köpoduk tö dëkaos.</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1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document-statistic meta:table-count="1" meta:cell-count="78" meta:object-count="0"/>
    <meta:generator>LibreOffice/7.5.5.2$Windows_X86_64 LibreOffice_project/ca8fe7424262805f223b9a2334bc7181abbcbf5e</meta:generator>
  </office:meta>
</office:document-meta>
</file>